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.008cm" fo:min-width="0.938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1.655cm" fo:min-width="4.19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91cm" fo:min-width="1.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528cm" fo:min-width="4.326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82cm" fo:min-width="1.91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401cm" fo:min-width="1.659cm"/>
    </style:style>
    <style:style style:name="gr9" style:family="graphic" style:parent-style-name="standard">
      <style:graphic-properties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29cm" fo:min-width="5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195cm" fo:min-width="4.326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none" draw:fill-color="#ffffff"/>
      <style:paragraph-properties fo:text-align="center"/>
      <style:text-properties fo:font-size="16pt"/>
    </style:style>
    <style:style style:name="P3" style:family="paragraph">
      <loext:graphic-properties draw:fill="none"/>
      <style:paragraph-properties fo:text-align="center"/>
      <style:text-properties fo:font-size="16pt"/>
    </style:style>
    <style:style style:name="P4" style:family="paragraph">
      <style:paragraph-properties fo:text-align="start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6pt"/>
    </style:style>
    <style:style style:name="P6" style:family="paragraph">
      <style:paragraph-properties fo:text-align="end"/>
      <style:text-properties fo:font-size="16pt"/>
    </style:style>
    <style:style style:name="P7" style:family="paragraph">
      <loext:graphic-properties draw:fill="none"/>
      <style:paragraph-properties fo:text-align="end"/>
      <style:text-properties fo:font-size="16pt"/>
    </style:style>
    <style:style style:name="P8" style:family="paragraph">
      <style:text-properties fo:font-size="16pt"/>
    </style:style>
    <style:style style:name="P9" style:family="paragraph">
      <loext:graphic-properties draw:fill="none" draw:fill-color="#ffffff"/>
      <style:text-properties fo:font-size="16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032cm" svg:height="1.778cm" svg:x="5.277cm" svg:y="2.14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699cm" svg:height="1.905cm" svg:x="3.944cm" svg:y="5.318cm">
          <text:p text:style-name="P1">Init serial port</text:p>
          <text:p text:style-name="P1">Init buff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318cm" svg:height="4.318cm" svg:x="4.134cm" svg:y="9.128cm">
          <text:p text:style-name="P1"/>
          <text:p text:style-name="P1"/>
          <text:p text:style-name="P1">Does Serial</text:p>
          <text:p text:style-name="P1">Port have</text:p>
          <text:p text:style-name="P1">Data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line-skew="-0.836cm" svg:x1="4.134cm" svg:y1="11.287cm" svg:x2="6.293cm" svg:y2="8.175cm" draw:start-shape="id1" draw:start-glue-point="5" draw:end-shape="id2" draw:end-glue-point="0" svg:d="M4134 11287h-1337v-3112h3496" svg:viewBox="0 0 3497 3113">
          <text:p text:style-name="P4">No</text:p>
        </draw:connector>
        <draw:connector draw:style-name="gr5" draw:text-style-name="P3" xml:id="id2" draw:id="id2" draw:layer="layout" svg:x1="6.293cm" svg:y1="7.223cm" svg:x2="6.293cm" svg:y2="9.128cm" draw:start-shape="id3" draw:start-glue-point="2" draw:end-shape="id1" draw:end-glue-point="4" svg:d="M6293 7223v1905" svg:viewBox="0 0 1 1906">
          <text:p/>
        </draw:connector>
        <draw:connector draw:style-name="gr5" draw:text-style-name="P3" draw:layer="layout" svg:x1="6.293cm" svg:y1="3.921cm" svg:x2="6.293cm" svg:y2="5.318cm" draw:start-shape="id4" draw:start-glue-point="8" draw:end-shape="id3" draw:end-glue-point="0" svg:d="M6293 3921v1397" svg:viewBox="0 0 1 1398">
          <text:p/>
        </draw:connector>
        <draw:custom-shape draw:style-name="gr6" draw:text-style-name="P3" draw:layer="layout" svg:width="4.826cm" svg:height="1.778cm" svg:x="3.88cm" svg:y="14.205cm">
          <text:p text:style-name="P1">Read serial 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5" draw:id="id5" draw:layer="layout" svg:width="4.826cm" svg:height="4.064cm" svg:x="3.88cm" svg:y="17.764cm">
          <text:p text:style-name="P1">Does buffer</text:p>
          <text:p text:style-name="P1">Have room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3" xml:id="id6" draw:id="id6" draw:layer="layout" svg:width="2.159cm" svg:height="1.651cm" svg:x="1.508cm" svg:y="17.002cm">
          <text:p text:style-name="P1">Discard</text:p>
          <text:p text:style-name="P1">Da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3.88cm" svg:y1="19.796cm" svg:x2="2.587cm" svg:y2="18.653cm" draw:start-shape="id5" draw:start-glue-point="5" draw:end-shape="id6" draw:end-glue-point="2" svg:d="M3880 19796h-1293v-1143" svg:viewBox="0 0 1294 1144">
          <text:p text:style-name="P1"><text:s/>No</text:p>
        </draw:connector>
        <draw:connector draw:style-name="gr9" draw:text-style-name="P3" xml:id="id7" draw:id="id7" draw:layer="layout" svg:x1="2.587cm" svg:y1="17.002cm" svg:x2="1.613cm" svg:y2="7.69cm" draw:start-shape="id6" draw:start-glue-point="0" svg:d="M2587 17002v-4907h-974v-4405" svg:viewBox="0 0 975 9313">
          <text:p/>
        </draw:connector>
        <draw:connector draw:style-name="gr5" draw:text-style-name="P3" draw:layer="layout" draw:line-skew="1.009cm" svg:x1="1.613cm" svg:y1="7.69cm" svg:x2="6.293cm" svg:y2="8.175cm" draw:start-shape="id7" draw:start-glue-point="3" draw:end-shape="id2" draw:end-glue-point="0" svg:d="M1613 7690v41h4680v444" svg:viewBox="0 0 4681 486">
          <text:p/>
        </draw:connector>
        <draw:connector draw:style-name="gr4" draw:text-style-name="P7" draw:layer="layout" svg:x1="6.268cm" svg:y1="13.446cm" svg:x2="6.319cm" svg:y2="14.205cm" svg:d="M6268 13446v380h51v379" svg:viewBox="0 0 52 760">
          <text:p text:style-name="P6"><text:s text:c="11"/>Yes</text:p>
        </draw:connector>
        <draw:connector draw:style-name="gr4" draw:text-style-name="P7" draw:layer="layout" svg:x1="6.271cm" svg:y1="15.983cm" svg:x2="6.315cm" svg:y2="17.764cm" svg:d="M6271 15983v891h44v890" svg:viewBox="0 0 45 1782">
          <text:p text:style-name="P6"/>
        </draw:connector>
        <draw:custom-shape draw:style-name="gr10" draw:text-style-name="P3" xml:id="id8" draw:id="id8" draw:layer="layout" svg:width="6.096cm" svg:height="2.54cm" svg:x="3.286cm" svg:y="23.733cm">
          <text:p text:style-name="P1">Store data in buffer</text:p>
          <text:p text:style-name="P1">Update the buffer </text:p>
          <text:p text:style-name="P1">length coun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6.293cm" svg:y1="21.828cm" svg:x2="6.334cm" svg:y2="23.733cm" draw:start-shape="id5" draw:start-glue-point="6" draw:end-shape="id8" draw:end-glue-point="0" svg:d="M6293 21828v953h41v952" svg:viewBox="0 0 42 1906">
          <text:p text:style-name="P6"><text:s text:c="11"/>Yes</text:p>
        </draw:connector>
        <draw:connector draw:style-name="gr5" draw:text-style-name="P3" draw:layer="layout" svg:x1="9.382cm" svg:y1="25.003cm" svg:x2="6.293cm" svg:y2="8.175cm" draw:start-shape="id8" draw:start-glue-point="1" draw:end-shape="id2" draw:end-glue-point="0" svg:d="M9382 25003h501v-16828h-3590" svg:viewBox="0 0 3591 16829">
          <text:p/>
        </draw:connector>
        <draw:frame draw:style-name="gr11" draw:text-style-name="P9" draw:layer="layout" svg:width="4.024cm" svg:height="0.878cm" svg:x="1.254cm" svg:y="1.265cm">
          <draw:text-box>
            <text:p text:style-name="P8">Write to buffer</text:p>
          </draw:text-box>
        </draw:frame>
        <draw:custom-shape draw:style-name="gr1" draw:text-style-name="P2" xml:id="id12" draw:id="id12" draw:layer="layout" svg:width="2.032cm" svg:height="1.778cm" svg:x="15.22cm" svg:y="2.2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4.699cm" svg:height="1.905cm" svg:x="13.887cm" svg:y="5.445cm">
          <text:p text:style-name="P1">Init serial port</text:p>
          <text:p text:style-name="P1">Init buffer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4.318cm" svg:height="4.318cm" svg:x="14.077cm" svg:y="9.255cm">
          <text:p text:style-name="P1"/>
          <text:p text:style-name="P1"/>
          <text:p text:style-name="P1">Does buffer</text:p>
          <text:p text:style-name="P1">Have data</text:p>
          <text:p text:style-name="P1"/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line-skew="-0.836cm" svg:x1="14.077cm" svg:y1="11.414cm" svg:x2="16.236cm" svg:y2="8.302cm" draw:start-shape="id9" draw:start-glue-point="5" draw:end-shape="id10" draw:end-glue-point="0" svg:d="M14077 11414h-1337v-3112h3496" svg:viewBox="0 0 3497 3113">
          <text:p text:style-name="P4">No</text:p>
        </draw:connector>
        <draw:connector draw:style-name="gr5" draw:text-style-name="P3" xml:id="id10" draw:id="id10" draw:layer="layout" svg:x1="16.236cm" svg:y1="7.35cm" svg:x2="16.236cm" svg:y2="9.255cm" draw:start-shape="id11" draw:start-glue-point="2" draw:end-shape="id9" draw:end-glue-point="4" svg:d="M16236 7350v1905" svg:viewBox="0 0 1 1906">
          <text:p/>
        </draw:connector>
        <draw:connector draw:style-name="gr5" draw:text-style-name="P3" draw:layer="layout" svg:x1="16.236cm" svg:y1="4.048cm" svg:x2="16.236cm" svg:y2="5.445cm" draw:start-shape="id12" draw:start-glue-point="8" draw:end-shape="id11" draw:end-glue-point="0" svg:d="M16236 4048v1397" svg:viewBox="0 0 1 1398">
          <text:p/>
        </draw:connector>
        <draw:custom-shape draw:style-name="gr6" draw:text-style-name="P3" xml:id="id13" draw:id="id13" draw:layer="layout" svg:width="4.826cm" svg:height="1.778cm" svg:x="13.823cm" svg:y="14.332cm">
          <text:p text:style-name="P1">Rea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16.211cm" svg:y1="13.573cm" svg:x2="16.262cm" svg:y2="14.332cm" svg:d="M16211 13573v380h51v379" svg:viewBox="0 0 52 760">
          <text:p text:style-name="P6"><text:s text:c="11"/>Yes</text:p>
        </draw:connector>
        <draw:frame draw:style-name="gr11" draw:text-style-name="P9" draw:layer="layout" svg:width="4.718cm" svg:height="0.878cm" svg:x="15.478cm" svg:y="1.265cm">
          <draw:text-box>
            <text:p text:style-name="P8">Read from buffer</text:p>
          </draw:text-box>
        </draw:frame>
        <draw:custom-shape draw:style-name="gr10" draw:text-style-name="P3" xml:id="id15" draw:id="id15" draw:layer="layout" svg:width="6.096cm" svg:height="2.54cm" svg:x="13.188cm" svg:y="23.352cm">
          <text:p text:style-name="P1">Write data to</text:p>
          <text:p text:style-name="P1">Serial 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4" draw:id="id14" draw:layer="layout" svg:width="4.826cm" svg:height="4.445cm" svg:x="13.823cm" svg:y="17.51cm">
          <text:p text:style-name="P1">Remove data </text:p>
          <text:p text:style-name="P1">from buffer</text:p>
          <text:p text:style-name="P1"/>
          <text:p text:style-name="P1">Update buffer </text:p>
          <text:p text:style-name="P1">length coun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6.236cm" svg:y1="16.11cm" svg:x2="16.236cm" svg:y2="17.51cm" draw:start-shape="id13" draw:start-glue-point="2" draw:end-shape="id14" draw:end-glue-point="0" svg:d="M16236 16110v1400" svg:viewBox="0 0 1 1401">
          <text:p/>
        </draw:connector>
        <draw:connector draw:style-name="gr5" draw:text-style-name="P3" draw:layer="layout" svg:x1="16.236cm" svg:y1="21.955cm" svg:x2="16.236cm" svg:y2="23.352cm" draw:start-shape="id14" draw:start-glue-point="2" draw:end-shape="id15" draw:end-glue-point="0" svg:d="M16236 21955v1397" svg:viewBox="0 0 1 1398">
          <text:p/>
        </draw:connector>
        <draw:connector draw:style-name="gr5" draw:text-style-name="P3" draw:layer="layout" svg:x1="19.284cm" svg:y1="24.622cm" svg:x2="16.236cm" svg:y2="8.302cm" draw:start-shape="id15" draw:start-glue-point="1" draw:end-shape="id10" draw:end-glue-point="0" svg:d="M19284 24622h501v-16320h-3549" svg:viewBox="0 0 3550 16321">
          <text:p/>
        </draw:connector>
        <draw:frame draw:style-name="gr11" draw:text-style-name="P11" draw:layer="layout" svg:width="6.12cm" svg:height="2.759cm" svg:x="8.215cm" svg:y="1.381cm">
          <draw:text-box>
            <text:p text:style-name="P10"><text:span text:style-name="T1">Brooke Hedrick</text:span></text:p>
            <text:p text:style-name="P10"><text:span text:style-name="T1">1.19.2016</text:span></text:p>
            <text:p text:style-name="P10"><text:span text:style-name="T1">EM26</text:span></text:p>
            <text:p text:style-name="P10"><text:span text:style-name="T1">Contextual Electron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9T19:13:30.039000000</meta:creation-date>
    <dc:date>2016-01-19T19:41:04.844000000</dc:date>
    <meta:editing-duration>PT12M4S</meta:editing-duration>
    <meta:editing-cycles>2</meta:editing-cycles>
    <meta:generator>LibreOffice/5.0.4.2$Windows_x86 LibreOffice_project/2b9802c1994aa0b7dc6079e128979269cf95bc78</meta:generator>
    <meta:document-statistic meta:object-count="33"/>
  </office:meta>
</office:document-meta>
</file>